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65400001FD6F85433C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urrierNew" svg:font-family="CurrierNew"/>
    <style:font-face style:name="CurrlerNew" svg:font-family="CurrlerNew"/>
    <style:font-face style:name="Tahoma1" svg:font-family="Tahoma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 fo:font-size="10pt" fo:language="ru" fo:country="RU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Courier New" fo:font-size="10pt" fo:language="ru" fo:country="RU" style:font-size-asian="10pt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size-asian="10pt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2pt" fo:language="ru" fo:country="RU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language="en" fo:country="US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2pt" fo:language="en" fo:country="US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Arial" fo:language="ru" fo:country="RU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style:font-name="Courier New" fo:font-size="10pt" fo:language="en" fo:country="US" style:font-size-asian="10pt" style:font-size-complex="10pt"/>
    </style:style>
    <style:style style:name="P13" style:family="paragraph" style:parent-style-name="Text_20_body">
      <style:paragraph-properties fo:text-align="justify" style:justify-single-word="false" fo:background-color="#000000">
        <style:background-image/>
      </style:paragraph-properties>
      <style:text-properties fo:color="#ffffff" style:font-name="CurrlerNew" fo:font-size="10pt" fo:language="ru" fo:country="RU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text-align="justify" style:justify-single-word="false" fo:background-color="#000000">
        <style:background-image/>
      </style:paragraph-properties>
      <style:text-properties fo:color="#ffffff" style:font-name="CurrlerNew" fo:font-size="10pt" fo:language="en" fo:country="US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Arial" fo:font-size="10pt" fo:language="en" fo:country="US" fo:font-weight="bold" style:font-size-asian="10pt" style:font-weight-asian="bold" style:font-size-complex="10pt" style:font-weight-complex="bold"/>
    </style:style>
    <style:style style:name="P16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9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background-color="#ffff99"/>
    </style:style>
    <style:style style:name="T4" style:family="text">
      <style:text-properties fo:color="#2a00ff" fo:font-style="italic" style:font-style-asian="italic" style:font-style-complex="italic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style:font-name="Courier New" fo:font-size="10pt" fo:language="en" fo:country="US" style:font-size-asian="10pt" style:font-size-complex="10pt"/>
    </style:style>
    <style:style style:name="T9" style:family="text">
      <style:text-properties fo:color="#008080"/>
    </style:style>
    <style:style style:name="T10" style:family="text">
      <style:text-properties fo:color="#3f7f7f"/>
    </style:style>
    <style:style style:name="T11" style:family="text">
      <style:text-properties fo:color="#7f007f"/>
    </style:style>
    <style:style style:name="T12" style:family="text">
      <style:text-properties fo:color="#808080"/>
    </style:style>
    <style:style style:name="T13" style:family="text">
      <style:text-properties fo:color="#3f7f5f"/>
    </style:style>
    <style:style style:name="T14" style:family="text">
      <style:text-properties style:font-name="Arial"/>
    </style:style>
    <style:style style:name="T15" style:family="text">
      <style:text-properties fo:font-size="12pt"/>
    </style:style>
    <style:style style:name="T16" style:family="text">
      <style:text-properties style:font-size-asian="12pt"/>
    </style:style>
    <style:style style:name="T17" style:family="text">
      <style:text-properties style:font-size-complex="12pt"/>
    </style:style>
    <style:style style:name="T18" style:family="text">
      <style:text-properties style:font-name-asian="Courier New"/>
    </style:style>
    <style:style style:name="T19" style:family="text">
      <style:text-properties style:font-name-complex="Courier New"/>
    </style:style>
    <style:style style:name="T20" style:family="text">
      <style:text-properties fo:font-weight="normal"/>
    </style:style>
    <style:style style:name="T21" style:family="text">
      <style:text-properties fo:color="#000080"/>
    </style:style>
    <style:style style:name="T22" style:family="text">
      <style:text-properties fo:color="#000080" style:font-name-asian="Courier New" style:font-name-complex="Courier New"/>
    </style:style>
    <style:style style:name="T23" style:family="text">
      <style:text-properties fo:color="#000080" fo:background-color="#ffff99"/>
    </style:style>
    <style:style style:name="T24" style:family="text">
      <style:text-properties fo:color="#008000"/>
    </style:style>
    <style:style style:name="T25" style:family="text">
      <style:text-properties fo:color="#008000" fo:background-color="#ffff99"/>
    </style:style>
    <style:style style:name="T26" style:family="text">
      <style:text-properties fo:color="#008000" fo:language="en" fo:country="US" fo:background-color="#ffff99"/>
    </style:style>
    <style:style style:name="T27" style:family="text">
      <style:text-properties style:font-weight-asian="normal"/>
    </style:style>
    <style:style style:name="T28" style:family="text">
      <style:text-properties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Самое первое e<text:span text:style-name="T6">nterprise </text:span>приложение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7">Самое первое enterprise приложение<text:tab/>1</text:p>
          <text:p text:style-name="P18">Превращение web-приложения в enterprise приложение<text:tab/>1</text:p>
          <text:p text:style-name="P18">Зачем это всё было нужно<text:tab/>4</text:p>
        </text:index-body>
      </text:table-of-content>
      <text:h text:style-name="P19" text:outline-level="2">Превращение <text:span text:style-name="T6">web-</text:span>приложения в <text:span text:style-name="T6">enterprise </text:span>приложение</text:h>
      <text:p text:style-name="P7">Итак, у нас есть хоть и простейшее, но <text:span text:style-name="T6">web-</text:span>приложение. Теперь мы превратим его в <text:span text:style-name="T6">enterprise </text:span>приложение.</text:p>
      <text:p text:style-name="P9">Enterprise <text:span text:style-name="T5">приложение может объединять несколько </text:span>web-м<text:span text:style-name="T5">одулей, компоненты бизнес-логики и просто библиотеки, которые становятся доступными всем модулям.</text:span></text:p>
      <text:p text:style-name="P7">Для начала нам нужно сделать небольшой рефакторинг (я его не предусмотрел заранее). Нужно переименовать пакет <text:span text:style-name="T8">com.company.hello</text:span><text:span text:style-name="T6"> </text:span>в <text:span text:style-name="T8">com.company.web</text:span><text:span text:style-name="T6">.</text:span> Сделать это нужно вот так:</text:p>
      <text:p text:style-name="P7"><draw:frame draw:style-name="fr1" draw:name="Графический объект1" text:anchor-type="paragraph" svg:width="5.4756in" svg:height="3.2083in" draw:z-index="0"><draw:image xlink:href="Pictures/200000070000365400001FD6F85433C5.svm" xlink:type="simple" xlink:show="embed" xlink:actuate="onLoad"/></draw:frame></text:p>
      <text:p text:style-name="P7">Делается это исключительно из эстетических соображений. Теперь создадим пару директорий (пути относительно корня проекта):</text:p>
      <text:p text:style-name="P12">ear-res/lib</text:p>
      <text:p text:style-name="P12">ear-res/META-INF</text:p>
      <text:p text:style-name="P7">В последней директории создадим файл <text:span text:style-name="T8">application.xml </text:span>следующего содержания:</text:p>
      <text:p text:style-name="P2">&lt;?xml version="1.0" encoding="UTF-8"?&gt;</text:p>
      <text:p text:style-name="P4"><text:span text:style-name="T9">&lt;!</text:span><text:span text:style-name="T10">DOCTYPE</text:span> <text:span text:style-name="T9">application</text:span> <text:span text:style-name="T12">PUBLIC</text:span> </text:p>
      <text:p text:style-name="P4"><text:s text:c="10"/><text:span text:style-name="T9">"-//Sun Microsystems, Inc.//DTD J2EE Application 1.3//EN"</text:span></text:p>
      <text:p text:style-name="P4"><text:s text:c="10"/><text:span text:style-name="T13">"http://java.sun.com/dtd/application_1_3.dtd"</text:span><text:span text:style-name="T9">&gt;</text:span><text:span text:style-name="T2"> <text:s text:c="6"/></text:span></text:p>
      <text:p text:style-name="P4"><text:span text:style-name="T9">&lt;</text:span><text:span text:style-name="T10">application</text:span><text:span text:style-name="T9">&gt;</text:span></text:p>
      <text:p text:style-name="P4"><text:span text:style-name="T2"><text:s text:c="2"/></text:span><text:span text:style-name="T9">&lt;</text:span><text:span text:style-name="T10">display-name</text:span><text:span text:style-name="T9">&gt;</text:span><text:span text:style-name="T2">Hello</text:span><text:span text:style-name="T9">&lt;/</text:span><text:span text:style-name="T10">display-name</text:span><text:span text:style-name="T9">&gt;</text:span></text:p>
      <text:p text:style-name="P4"><text:span text:style-name="T2"><text:s text:c="2"/></text:span><text:span text:style-name="T9">&lt;</text:span><text:span text:style-name="T10">module</text:span> <text:span text:style-name="T11">id</text:span><text:span text:style-name="T2">=</text:span><text:span text:style-name="T4">"HelloWeb"</text:span><text:span text:style-name="T9">&gt;</text:span></text:p>
      <text:p text:style-name="P4"><text:span text:style-name="T2"><text:s text:c="5"/></text:span><text:span text:style-name="T9">&lt;</text:span><text:span text:style-name="T10">web</text:span><text:span text:style-name="T9">&gt;</text:span></text:p>
      <text:p text:style-name="P4"><text:span text:style-name="T2"><text:s text:c="8"/></text:span><text:span text:style-name="T9">&lt;</text:span><text:span text:style-name="T10">web-uri</text:span><text:span text:style-name="T9">&gt;</text:span><text:span text:style-name="T3">hello.war</text:span><text:span text:style-name="T9">&lt;/</text:span><text:span text:style-name="T10">web-uri</text:span><text:span text:style-name="T9">&gt;</text:span></text:p>
      <text:p text:style-name="P4"><text:span text:style-name="T2"><text:s text:c="8"/></text:span><text:span text:style-name="T9">&lt;</text:span><text:span text:style-name="T10">context-root</text:span><text:span text:style-name="T9">&gt;</text:span><text:span text:style-name="T3">/</text:span><text:span text:style-name="T9">&lt;/</text:span><text:span text:style-name="T10">context-root</text:span><text:span text:style-name="T9">&gt;</text:span></text:p>
      <text:p text:style-name="P4"><text:span text:style-name="T2"><text:s text:c="5"/></text:span><text:span text:style-name="T9">&lt;/</text:span><text:span text:style-name="T10">web</text:span><text:span text:style-name="T9">&gt;</text:span></text:p>
      <text:p text:style-name="P4"><text:span text:style-name="T2"><text:s text:c="2"/></text:span><text:span text:style-name="T9">&lt;/</text:span><text:span text:style-name="T10">module</text:span><text:span text:style-name="T9">&gt;</text:span></text:p>
      <text:p text:style-name="P4"><text:span text:style-name="T9">&lt;/</text:span><text:span text:style-name="T10">application</text:span><text:span text:style-name="T9">&gt;</text:span></text:p>
      <text:p text:style-name="P7"/>
      <text:p text:style-name="P7">Этот <text:span text:style-name="T6">XML </text:span>файл называется дескриптором <text:span text:style-name="T6">enterprise </text:span>приложения. В нём мы определили единственный <text:span text:style-name="T6">web-</text:span>модуль <text:span text:style-name="T6">(</text:span>то самое приложение, которое мы сделали ранее<text:span text:style-name="T6">) </text:span>и указали, что его корневой контекст – это /. <text:s/>В дальнейшем это будет означать, что приложение станет доступно по адресу:</text:p>
      <text:p text:style-name="P10"><text:a xlink:type="simple" xlink:href="http://localhost:8080/">http://localhost:8080</text:a></text:p>
      <text:p text:style-name="P7">Теперь нужно немного модифицировать сборочный скрипт, чтобы в итоге получить <text:s/><text:span text:style-name="T6">EAR-</text:span>файл вот такой структуры (<text:span text:style-name="T6">EAR – </text:span>это тот же <text:span text:style-name="T6">JAR, </text:span>но с дополнительными соглашениями):</text:p>
      <text:p text:style-name="P15">hello.ear</text:p>
      <text:p text:style-name="P13">+-<text:span text:style-name="T7">META-INF</text:span></text:p>
      <text:p text:style-name="P13"><text:span text:style-name="T7"><text:s/></text:span><text:span text:style-name="T6"><text:s text:c="5"/>application.xml</text:span></text:p>
      <text:p text:style-name="P13">+-<text:span text:style-name="T1">lib</text:span></text:p>
      <text:p text:style-name="P14">hello.war</text:p>
      <text:p text:style-name="P8">Директория <text:span text:style-name="T7">lib</text:span><text:span text:style-name="T6"> </text:span>у нас пуста, но если бы там были библиотеки, то они бы стали глобально доступны внутри всех модулей <text:span text:style-name="T6">EAR-</text:span>а.</text:p>
      <text:p text:style-name="P8">Вот требуемый скрипт:</text:p>
      <text:p text:style-name="P1"><text:span text:style-name="T21">&lt;project</text:span><text:span text:style-name="T2"> </text:span><text:span text:style-name="T21">name=</text:span><text:span text:style-name="T24">"HelloProject"</text:span><text:span text:style-name="T2"> </text:span><text:span text:style-name="T21">basedir=</text:span><text:span text:style-name="T24">"."</text:span><text:span text:style-name="T2"> </text:span><text:span text:style-name="T21">default=</text:span><text:span text:style-name="T24">"</text:span><text:span text:style-name="T25">deploy</text:span><text:span text:style-name="T24">"</text:span><text:span text:style-name="T21">&gt;</text:span></text:p>
      <text:p text:style-name="P4"><text:span text:style-name="T2"><text:s text:c="4"/></text:span><text:span text:style-name="T21">&lt;property</text:span><text:span text:style-name="T2"> </text:span><text:span text:style-name="T21">file=</text:span><text:span text:style-name="T24">"deploy.properties"</text:span><text:span text:style-name="T21">/&gt;</text:span></text:p>
      <text:p text:style-name="P4"><text:span text:style-name="T2"><text:s text:c="4"/></text:span><text:span text:style-name="T21">&lt;property</text:span><text:span text:style-name="T2"> </text:span><text:span text:style-name="T21">name=</text:span><text:span text:style-name="T24">"eelib.dir"</text:span><text:span text:style-name="T2"> </text:span><text:span text:style-name="T21">value=</text:span><text:span text:style-name="T24">"ee-lib"</text:span><text:span text:style-name="T21">/&gt;</text:span></text:p>
      <text:p text:style-name="P4"><text:span text:style-name="T2"><text:s text:c="4"/></text:span><text:span text:style-name="T21">&lt;property</text:span><text:span text:style-name="T2"> </text:span><text:span text:style-name="T21">name=</text:span><text:span text:style-name="T24">"lib.dir"</text:span><text:span text:style-name="T2"> </text:span><text:span text:style-name="T21">value=</text:span><text:span text:style-name="T24">"lib"</text:span><text:span text:style-name="T21">/&gt;</text:span></text:p>
      <text:p text:style-name="P4"><text:span text:style-name="T2"><text:s text:c="4"/></text:span><text:span text:style-name="T21">&lt;property</text:span><text:span text:style-name="T2"> </text:span><text:span text:style-name="T21">name=</text:span><text:span text:style-name="T24">"src.dir"</text:span><text:span text:style-name="T2"> </text:span><text:span text:style-name="T21">value=</text:span><text:span text:style-name="T24">"src"</text:span><text:span text:style-name="T21">/&gt;</text:span></text:p>
      <text:p text:style-name="P4"><text:span text:style-name="T2"><text:s text:c="4"/></text:span><text:span text:style-name="T21">&lt;property</text:span><text:span text:style-name="T2"> </text:span><text:span text:style-name="T21">name=</text:span><text:span text:style-name="T24">"build.dir"</text:span><text:span text:style-name="T2"> </text:span><text:span text:style-name="T21">value=</text:span><text:span text:style-name="T24">"bin"</text:span><text:span text:style-name="T21">/&gt;</text:span></text:p>
      <text:p text:style-name="P4"><text:span text:style-name="T2"><text:s text:c="4"/></text:span><text:span text:style-name="T21">&lt;property</text:span><text:span text:style-name="T2"> </text:span><text:span text:style-name="T21">name=</text:span><text:span text:style-name="T24">"dist.dir"</text:span><text:span text:style-name="T2"> </text:span><text:span text:style-name="T21">value=</text:span><text:span text:style-name="T24">"dist"</text:span><text:span text:style-name="T21">/&gt;</text:span></text:p>
      <text:p text:style-name="P4"><text:span text:style-name="T2"><text:s text:c="4"/></text:span><text:span text:style-name="T21">&lt;property</text:span><text:span text:style-name="T2"> </text:span><text:span text:style-name="T21">name=</text:span><text:span text:style-name="T24">"tmp.dir"</text:span><text:span text:style-name="T2"> </text:span><text:span text:style-name="T21">value=</text:span><text:span text:style-name="T24">"tmp"</text:span><text:span text:style-name="T21">/&gt;</text:span></text:p>
      <text:p text:style-name="P4"><text:span text:style-name="T2"><text:s text:c="4"/></text:span><text:span text:style-name="T21">&lt;property</text:span><text:span text:style-name="T2"> </text:span><text:span text:style-name="T21">name=</text:span><text:span text:style-name="T24">"res.dir"</text:span><text:span text:style-name="T2"> </text:span><text:span text:style-name="T21">value=</text:span><text:span text:style-name="T24">"web-res"</text:span><text:span text:style-name="T21">/&gt;</text:span></text:p>
      <text:p text:style-name="P6"><text:span text:style-name="T2"><text:s text:c="4"/></text:span><text:span text:style-name="T21">&lt;property</text:span><text:span text:style-name="T2"> </text:span><text:span text:style-name="T21">name=</text:span><text:span text:style-name="T24">"ear-res.dir"</text:span><text:span text:style-name="T2"> </text:span><text:span text:style-name="T21">value=</text:span><text:span text:style-name="T24">"ear-res"</text:span><text:span text:style-name="T21">/&gt;</text:span></text:p>
      <text:p text:style-name="P4"><text:span text:style-name="T2"><text:s text:c="4"/></text:span><text:span text:style-name="T21">&lt;property</text:span><text:span text:style-name="T2"> </text:span><text:span text:style-name="T21">name=</text:span><text:span text:style-name="T24">"pname"</text:span><text:span text:style-name="T2"> </text:span><text:span text:style-name="T21">value=</text:span><text:span text:style-name="T24">"hello"</text:span><text:span text:style-name="T21">/&gt;</text:span></text:p>
      <text:p text:style-name="P4"/>
      <text:p text:style-name="P4"><text:span text:style-name="T2"><text:s text:c="4"/></text:span><text:span text:style-name="T21">&lt;path</text:span><text:span text:style-name="T2"> </text:span><text:span text:style-name="T21">id=</text:span><text:span text:style-name="T24">"compile.classpath"</text:span><text:span text:style-name="T21">&gt;</text:span></text:p>
      <text:p text:style-name="P4"><text:span text:style-name="T2"><text:s text:c="8"/></text:span><text:span text:style-name="T21">&lt;fileset</text:span><text:span text:style-name="T2"> </text:span><text:span text:style-name="T21">dir=</text:span><text:span text:style-name="T24">"${lib.dir}"</text:span><text:span text:style-name="T21">&gt;</text:span></text:p>
      <text:p text:style-name="P4"><text:span text:style-name="T2"><text:s text:c="12"/></text:span><text:span text:style-name="T21">&lt;include</text:span><text:span text:style-name="T2"> </text:span><text:span text:style-name="T21">name=</text:span><text:span text:style-name="T24">"**/*.jar"</text:span><text:span text:style-name="T21">/&gt;</text:span></text:p>
      <text:p text:style-name="P4"><text:span text:style-name="T2"><text:s text:c="8"/></text:span><text:span text:style-name="T21">&lt;/fileset&gt;</text:span></text:p>
      <text:p text:style-name="P4"><text:span text:style-name="T2"><text:s text:c="8"/></text:span><text:span text:style-name="T21">&lt;fileset</text:span><text:span text:style-name="T2"> </text:span><text:span text:style-name="T21">dir=</text:span><text:span text:style-name="T24">"${eelib.dir}"</text:span><text:span text:style-name="T21">&gt;</text:span></text:p>
      <text:p text:style-name="P4"><text:span text:style-name="T2"><text:s text:c="12"/></text:span><text:span text:style-name="T21">&lt;include</text:span><text:span text:style-name="T2"> </text:span><text:span text:style-name="T21">name=</text:span><text:span text:style-name="T24">"**/*.jar"</text:span><text:span text:style-name="T21">/&gt;</text:span></text:p>
      <text:p text:style-name="P4"><text:span text:style-name="T2"><text:s text:c="8"/></text:span><text:span text:style-name="T21">&lt;/fileset&gt;</text:span></text:p>
      <text:p text:style-name="P4"><text:span text:style-name="T2"><text:s text:c="4"/></text:span><text:span text:style-name="T21">&lt;/path&gt;</text:span></text:p>
      <text:p text:style-name="P4"/>
      <text:p text:style-name="P4"><text:span text:style-name="T2"><text:s text:c="4"/></text:span><text:span text:style-name="T21">&lt;target</text:span><text:span text:style-name="T2"> </text:span><text:span text:style-name="T21">name=</text:span><text:span text:style-name="T24">"clean"</text:span><text:span text:style-name="T21">&gt;</text:span></text:p>
      <text:p text:style-name="P4"><text:span text:style-name="T2"><text:s text:c="8"/></text:span><text:span text:style-name="T21">&lt;delete</text:span><text:span text:style-name="T2"> </text:span><text:span text:style-name="T21">dir=</text:span><text:span text:style-name="T24">"${dist.dir}"</text:span><text:span text:style-name="T21">/&gt;</text:span></text:p>
      <text:p text:style-name="P4"><text:soft-page-break/><text:span text:style-name="T2"><text:s text:c="8"/></text:span><text:span text:style-name="T21">&lt;delete</text:span><text:span text:style-name="T2"> </text:span><text:span text:style-name="T21">dir=</text:span><text:span text:style-name="T24">"${build.dir}"</text:span><text:span text:style-name="T21">/&gt;</text:span></text:p>
      <text:p text:style-name="P4"><text:span text:style-name="T2"><text:s text:c="4"/></text:span><text:span text:style-name="T21">&lt;/target&gt;</text:span></text:p>
      <text:p text:style-name="P4"/>
      <text:p text:style-name="P4"><text:span text:style-name="T2"><text:s text:c="4"/></text:span><text:span text:style-name="T21">&lt;target</text:span><text:span text:style-name="T2"> </text:span><text:span text:style-name="T21">name=</text:span><text:span text:style-name="T24">"prepare"</text:span><text:span text:style-name="T21">&gt;</text:span></text:p>
      <text:p text:style-name="P4"><text:span text:style-name="T2"><text:s text:c="8"/></text:span><text:span text:style-name="T21">&lt;mkdir</text:span><text:span text:style-name="T2"> </text:span><text:span text:style-name="T21">dir=</text:span><text:span text:style-name="T24">"build"</text:span><text:span text:style-name="T21">/&gt;</text:span></text:p>
      <text:p text:style-name="P4"><text:span text:style-name="T2"><text:s text:c="8"/></text:span><text:span text:style-name="T21">&lt;mkdir</text:span><text:span text:style-name="T2"> </text:span><text:span text:style-name="T21">dir=</text:span><text:span text:style-name="T24">"dist"</text:span><text:span text:style-name="T21">/&gt;</text:span></text:p>
      <text:p text:style-name="P4"><text:span text:style-name="T2"><text:s text:c="4"/></text:span><text:span text:style-name="T21">&lt;/target&gt;</text:span></text:p>
      <text:p text:style-name="P4"/>
      <text:p text:style-name="P4"><text:span text:style-name="T2"><text:s text:c="4"/></text:span><text:span text:style-name="T21">&lt;target</text:span><text:span text:style-name="T2"> </text:span><text:span text:style-name="T21">name=</text:span><text:span text:style-name="T24">"compile"</text:span><text:span text:style-name="T2"> </text:span><text:span text:style-name="T21">depends=</text:span><text:span text:style-name="T24">"clean,prepare"</text:span><text:span text:style-name="T21">&gt;</text:span></text:p>
      <text:p text:style-name="P4"><text:span text:style-name="T2"><text:s text:c="8"/></text:span><text:span text:style-name="T21">&lt;javac</text:span><text:span text:style-name="T2"> </text:span><text:span text:style-name="T21">srcdir=</text:span><text:span text:style-name="T24">"${src.dir}"</text:span><text:span text:style-name="T2"> </text:span><text:span text:style-name="T21">destdir=</text:span><text:span text:style-name="T24">"${build.dir}"</text:span><text:span text:style-name="T2"> </text:span><text:span text:style-name="T21">debug=</text:span><text:span text:style-name="T24">"true"</text:span><text:span text:style-name="T21">&gt;</text:span></text:p>
      <text:p text:style-name="P4"><text:span text:style-name="T2"><text:s text:c="12"/></text:span><text:span text:style-name="T21">&lt;classpath</text:span><text:span text:style-name="T2"> </text:span><text:span text:style-name="T21">refid=</text:span><text:span text:style-name="T24">"compile.classpath"</text:span><text:span text:style-name="T21">/&gt;</text:span></text:p>
      <text:p text:style-name="P4"><text:span text:style-name="T2"><text:s text:c="8"/></text:span><text:span text:style-name="T21">&lt;/javac&gt;</text:span></text:p>
      <text:p text:style-name="P4"><text:span text:style-name="T2"><text:s text:c="4"/></text:span><text:span text:style-name="T21">&lt;/target&gt;</text:span></text:p>
      <text:p text:style-name="P4"/>
      <text:p text:style-name="P4"><text:span text:style-name="T2"><text:s text:c="4"/></text:span><text:span text:style-name="T21">&lt;target</text:span><text:span text:style-name="T2"> </text:span><text:span text:style-name="T21">name=</text:span><text:span text:style-name="T24">"build-web"</text:span><text:span text:style-name="T21">&gt;</text:span></text:p>
      <text:p text:style-name="P4"><text:span text:style-name="T2"><text:s text:c="8"/></text:span><text:span text:style-name="T21">&lt;mkdir</text:span><text:span text:style-name="T2"> </text:span><text:span text:style-name="T21">dir=</text:span><text:span text:style-name="T24">"${tmp.dir}/WEB-INF/classes"</text:span><text:span text:style-name="T21">/&gt;</text:span></text:p>
      <text:p text:style-name="P4"/>
      <text:p text:style-name="P4"><text:span text:style-name="T2"><text:s text:c="8"/></text:span><text:span text:style-name="T21">&lt;copy</text:span><text:span text:style-name="T2"> </text:span><text:span text:style-name="T21">todir=</text:span><text:span text:style-name="T24">"${tmp.dir}"</text:span><text:span text:style-name="T21">&gt;</text:span></text:p>
      <text:p text:style-name="P4"><text:span text:style-name="T2"><text:s text:c="12"/></text:span><text:span text:style-name="T21">&lt;fileset</text:span><text:span text:style-name="T2"> </text:span><text:span text:style-name="T21">dir=</text:span><text:span text:style-name="T24">"${res.dir}"</text:span><text:span text:style-name="T21">/&gt;</text:span></text:p>
      <text:p text:style-name="P4"><text:span text:style-name="T2"><text:s text:c="8"/></text:span><text:span text:style-name="T21">&lt;/copy&gt;</text:span></text:p>
      <text:p text:style-name="P4"/>
      <text:p text:style-name="P4"><text:span text:style-name="T2"><text:s text:c="8"/></text:span><text:span text:style-name="T21">&lt;copy</text:span><text:span text:style-name="T2"> </text:span><text:span text:style-name="T21">todir=</text:span><text:span text:style-name="T24">"${tmp.dir}/WEB-INF/lib"</text:span><text:span text:style-name="T21">&gt;</text:span></text:p>
      <text:p text:style-name="P4"><text:span text:style-name="T2"><text:s text:c="12"/></text:span><text:span text:style-name="T21">&lt;fileset</text:span><text:span text:style-name="T2"> </text:span><text:span text:style-name="T21">dir=</text:span><text:span text:style-name="T24">"${lib.dir}"</text:span><text:span text:style-name="T21">/&gt;</text:span></text:p>
      <text:p text:style-name="P4"><text:span text:style-name="T2"><text:s text:c="8"/></text:span><text:span text:style-name="T21">&lt;/copy&gt;</text:span></text:p>
      <text:p text:style-name="P4"/>
      <text:p text:style-name="P4"><text:span text:style-name="T2"><text:s text:c="8"/></text:span><text:span text:style-name="T21">&lt;copy</text:span><text:span text:style-name="T2"> </text:span><text:span text:style-name="T21">todir=</text:span><text:span text:style-name="T24">"${tmp.dir}/WEB-INF/classes"</text:span><text:span text:style-name="T21">&gt;</text:span></text:p>
      <text:p text:style-name="P4"><text:span text:style-name="T2"><text:s text:c="12"/></text:span><text:span text:style-name="T21">&lt;fileset</text:span><text:span text:style-name="T2"> </text:span><text:span text:style-name="T21">dir=</text:span><text:span text:style-name="T24">"${build.dir}"</text:span><text:span text:style-name="T21">/&gt;</text:span></text:p>
      <text:p text:style-name="P4"><text:span text:style-name="T2"><text:s text:c="8"/></text:span><text:span text:style-name="T21">&lt;/copy&gt;</text:span></text:p>
      <text:p text:style-name="P4"/>
      <text:p text:style-name="P4"><text:span text:style-name="T2"><text:s text:c="8"/></text:span><text:span text:style-name="T21">&lt;copy</text:span><text:span text:style-name="T2"> </text:span><text:span text:style-name="T21">todir=</text:span><text:span text:style-name="T24">"${tmp.dir}/"</text:span><text:span text:style-name="T21">&gt;</text:span></text:p>
      <text:p text:style-name="P4"><text:span text:style-name="T2"><text:s text:c="12"/></text:span><text:span text:style-name="T21">&lt;fileset</text:span><text:span text:style-name="T2"> </text:span><text:span text:style-name="T21">dir=</text:span><text:span text:style-name="T24">"${res.dir}"</text:span><text:span text:style-name="T21">/&gt;</text:span></text:p>
      <text:p text:style-name="P4"><text:span text:style-name="T2"><text:s text:c="8"/></text:span><text:span text:style-name="T21">&lt;/copy&gt;</text:span></text:p>
      <text:p text:style-name="P4"/>
      <text:p text:style-name="P4"><text:span text:style-name="T2"><text:s text:c="8"/></text:span><text:span text:style-name="T21">&lt;jar</text:span><text:span text:style-name="T2"> </text:span><text:span text:style-name="T21">destfile=</text:span><text:span text:style-name="T24">"${dist.dir}/${pname}.war"</text:span><text:span text:style-name="T2"> </text:span><text:span text:style-name="T21">basedir=</text:span><text:span text:style-name="T24">"${tmp.dir}"</text:span><text:span text:style-name="T21">/&gt;</text:span></text:p>
      <text:p text:style-name="P4"/>
      <text:p text:style-name="P4"><text:span text:style-name="T2"><text:s text:c="8"/></text:span><text:span text:style-name="T21">&lt;delete</text:span><text:span text:style-name="T2"> </text:span><text:span text:style-name="T21">dir=</text:span><text:span text:style-name="T24">"${tmp.dir}"</text:span><text:span text:style-name="T21">/&gt;</text:span></text:p>
      <text:p text:style-name="P4"><text:span text:style-name="T2"><text:s text:c="4"/></text:span><text:span text:style-name="T21">&lt;/target&gt;</text:span></text:p>
      <text:p text:style-name="P4"/>
      <text:p text:style-name="P6"><text:span text:style-name="T2"><text:tab/></text:span><text:span text:style-name="T21">&lt;target</text:span><text:span text:style-name="T2"> </text:span><text:span text:style-name="T21">name=</text:span><text:span text:style-name="T24">"</text:span><text:span text:style-name="T25">build-ear</text:span><text:span text:style-name="T24">"</text:span><text:span text:style-name="T2"> </text:span><text:span text:style-name="T21">depends=</text:span><text:span text:style-name="T24">"build-web"</text:span><text:span text:style-name="T21">&gt;</text:span></text:p>
      <text:p text:style-name="P6"><text:span text:style-name="T2"><text:tab/><text:tab/></text:span><text:span text:style-name="T21">&lt;jar</text:span><text:span text:style-name="T2"> </text:span><text:span text:style-name="T21">destfile=</text:span><text:span text:style-name="T24">"${dist.dir}/${pname}.ear"</text:span><text:span text:style-name="T2"> </text:span><text:span text:style-name="T21">basedir=</text:span><text:span text:style-name="T24">"${ear-res.dir}"</text:span><text:span text:style-name="T21">/&gt;</text:span></text:p>
      <text:p text:style-name="P6"><text:span text:style-name="T2"><text:tab/> <text:s/><text:tab/></text:span><text:span text:style-name="T21">&lt;jar</text:span><text:span text:style-name="T2"> </text:span><text:span text:style-name="T21">destfile=</text:span><text:span text:style-name="T24">"${dist.dir}/${pname}.ear"</text:span></text:p>
      <text:p text:style-name="P6"><text:span text:style-name="T2"><text:tab/><text:tab/> <text:s text:c="4"/></text:span><text:span text:style-name="T21">basedir=</text:span><text:span text:style-name="T24">"${dist.dir}"</text:span></text:p>
      <text:p text:style-name="P6"><text:span text:style-name="T2"><text:tab/><text:tab/> <text:s text:c="4"/></text:span><text:span text:style-name="T21">includes=</text:span><text:span text:style-name="T24">"${pname}.war"</text:span><text:span text:style-name="T2"> </text:span></text:p>
      <text:p text:style-name="P6"><text:span text:style-name="T2"><text:tab/><text:tab/> <text:s/><text:tab/> </text:span><text:span text:style-name="T21">update=</text:span><text:span text:style-name="T24">"true"</text:span><text:span text:style-name="T2"> </text:span><text:span text:style-name="T21">/&gt;</text:span></text:p>
      <text:p text:style-name="P6"><text:span text:style-name="T2"><text:tab/></text:span><text:span text:style-name="T21">&lt;/target&gt;</text:span></text:p>
      <text:p text:style-name="P3"><text:tab/></text:p>
      <text:p text:style-name="P4"><text:span text:style-name="T2"><text:s text:c="4"/></text:span><text:span text:style-name="T21">&lt;target</text:span><text:span text:style-name="T2"> </text:span><text:span text:style-name="T21">name=</text:span><text:span text:style-name="T24">"</text:span><text:span text:style-name="T25">deploy</text:span><text:span text:style-name="T24">"</text:span><text:span text:style-name="T2"> </text:span><text:span text:style-name="T23">depends=</text:span><text:span text:style-name="T25">"build-ear"</text:span><text:span text:style-name="T21">&gt;</text:span></text:p>
      <text:p text:style-name="P4"><text:span text:style-name="T2"><text:s text:c="8"/></text:span><text:span text:style-name="T21">&lt;copy</text:span><text:span text:style-name="T2"> </text:span><text:span text:style-name="T21">todir=</text:span><text:span text:style-name="T24">"${jboss.deploy}/"</text:span><text:span text:style-name="T21">&gt;</text:span></text:p>
      <text:p text:style-name="P4"><text:span text:style-name="T2"><text:s text:c="12"/></text:span><text:span text:style-name="T21">&lt;fileset</text:span><text:span text:style-name="T2"> </text:span><text:span text:style-name="T21">file=</text:span><text:span text:style-name="T24">"${dist.dir}/${pname}.</text:span><text:span text:style-name="T26">e</text:span><text:span text:style-name="T25">ar</text:span><text:span text:style-name="T24">"</text:span><text:span text:style-name="T21">/&gt;</text:span></text:p>
      <text:p text:style-name="P4"><text:span text:style-name="T2"><text:s text:c="8"/></text:span><text:span text:style-name="T21">&lt;/copy&gt;</text:span></text:p>
      <text:p text:style-name="P4"><text:span text:style-name="T2"><text:tab/></text:span><text:span text:style-name="T21">&lt;/target&gt;</text:span></text:p>
      <text:p text:style-name="P3"><text:tab/></text:p>
      <text:p text:style-name="P5"><text:span text:style-name="T22">&lt;/project&gt;</text:span></text:p>
      <text:p text:style-name="P8"/>
      <text:p text:style-name="P8">Убираем из директории <text:span text:style-name="T6">Jboss </text:span>старый <text:span text:style-name="T6">hello.war, </text:span>собираем наше новое приложение, запускаем <text:span text:style-name="T6">Jboss, </text:span>тестируем. Заходим на <text:a xlink:type="simple" xlink:href="http://localhost:8080/login.htm"><text:span text:style-name="T6">http://localhost:8080/login.htm</text:span></text:a></text:p>
      <text:p text:style-name="P8">Всё должно работать как обычно, только <text:span text:style-name="T6">context root </text:span>теперь <text:span text:style-name="T6">/. </text:span>Приложение безболезненно пережило смену корневого контекста благодаря <text:span text:style-name="T6">JSP </text:span>тегу <text:span text:style-name="T7">&lt;c:url&gt;</text:span><text:span text:style-name="T6">.</text:span> </text:p>
      <text:p text:style-name="P8">В директории с примерами текущее состояние проекта лежит в директории <text:span text:style-name="T7">first-ear</text:span></text:p>
      <text:h text:style-name="Heading_20_2" text:outline-level="2"><text:soft-page-break/>Зачем это всё было нужно</text:h>
      <text:p text:style-name="P11">Может показаться, что мы переливаем из пустого в порожнее, но это не так. Мы подготовились к тому, чтобы изучить <text:s/>ещё одну ключевую JavaEE технологию, которая называется EJB. EJB компоненты живут как JAR-ки внутри EAR. Именно поэтому мы занимались переформатированием сбор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rrierNew" svg:font-family="CurrierNew"/>
    <style:font-face style:name="CurrlerNew" svg:font-family="CurrlerNew"/>
    <style:font-face style:name="Tahoma1" svg:font-family="Tahoma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4M33S</meta:editing-duration>
    <meta:editing-cycles>16</meta:editing-cycles>
    <meta:generator>OpenOffice.org/3.2$Win32 OpenOffice.org_project/320m12$Build-9483</meta:generator>
    <dc:date>2010-03-29T23:00:50.62</dc:date>
    <meta:document-statistic meta:table-count="0" meta:image-count="1" meta:object-count="0" meta:page-count="4" meta:paragraph-count="105" meta:word-count="439" meta:character-count="4710"/>
    <meta:user-defined meta:name="Info 1"/>
    <meta:user-defined meta:name="Info 2"/>
    <meta:user-defined meta:name="Info 3"/>
    <meta:user-defined meta:name="Info 4"/>
  </office:meta>
</office:document-meta>
</file>